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0B8BA8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fo:font-weight="normal"/>
    </style:style>
    <style:style style:name="P5" style:family="paragraph" style:parent-style-name="List_20_Number_20_2">
      <style:paragraph-properties fo:margin-left="0.5in" fo:margin-right="0in" fo:text-indent="0in" style:auto-text-indent="false"/>
    </style:style>
    <style:style style:name="P6" style:family="paragraph" style:parent-style-name="List_20_Number_20_2">
      <style:paragraph-properties fo:margin-left="0.5in" fo:margin-right="0in" fo:text-indent="0in" style:auto-text-indent="false"/>
      <style:text-properties fo:font-style="italic" style:font-style-asian="italic"/>
    </style:style>
    <style:style style:name="P7" style:family="paragraph" style:parent-style-name="List_20_Number">
      <style:paragraph-properties fo:margin-left="0.5in" fo:margin-right="0in" fo:text-indent="0in" style:auto-text-indent="false"/>
    </style:style>
    <style:style style:name="P8" style:family="paragraph" style:parent-style-name="List_20_Number">
      <style:paragraph-properties fo:margin-left="0in" fo:margin-right="0in" fo:text-indent="0in" style:auto-text-indent="false"/>
    </style:style>
    <style:style style:name="P9" style:family="paragraph" style:parent-style-name="Body_20_Text_20_Indent_20_2">
      <style:paragraph-properties fo:margin-left="0in" fo:margin-right="0in" fo:line-height="100%"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color="#ff0000"/>
    </style:style>
    <style:style style:name="P13" style:family="paragraph" style:parent-style-name="List_20_Number">
      <style:paragraph-properties fo:margin-left="1in" fo:margin-right="0in" fo:text-indent="0in" style:auto-text-indent="false"/>
    </style:style>
    <style:style style:name="P14" style:family="paragraph" style:parent-style-name="List_20_Number">
      <style:paragraph-properties fo:margin-left="1in" fo:margin-right="0in" fo:text-indent="0in" style:auto-text-indent="false"/>
      <style:text-properties fo:font-style="italic" style:font-style-asian="italic"/>
    </style:style>
    <style:style style:name="P15" style:family="paragraph" style:parent-style-name="List_20_Number">
      <style:paragraph-properties fo:margin-left="1in" fo:margin-right="0in" fo:text-indent="0in" style:auto-text-indent="false"/>
      <style:text-properties fo:color="#000000" fo:font-style="italic" style:font-style-asian="italic"/>
    </style:style>
    <style:style style:name="P1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17" style:family="paragraph" style:parent-style-name="Standard">
      <style:paragraph-properties style:text-autospace="none"/>
    </style:style>
    <style:style style:name="P18" style:family="paragraph" style:parent-style-name="Standard">
      <style:text-properties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color="#ff0000" fo:font-weight="normal" style:font-weight-asian="normal" style:font-weight-complex="normal"/>
    </style:style>
    <style:style style:name="P21" style:family="paragraph" style:parent-style-name="Standard">
      <style:text-properties fo:color="#000000"/>
    </style:style>
    <style:style style:name="P22" style:family="paragraph" style:parent-style-name="Standard">
      <style:paragraph-properties style:text-autospace="none"/>
      <style:text-properties fo:color="#000000" style:font-name="Tms Rmn" fo:font-style="normal" fo:font-weight="normal"/>
    </style:style>
    <style:style style:name="P23" style:family="paragraph" style:parent-style-name="Text_20_body">
      <style:paragraph-properties fo:margin-left="0.25in" fo:margin-right="0in" fo:text-indent="0in" style:auto-text-indent="false"/>
    </style:style>
    <style:style style:name="P24" style:family="paragraph" style:parent-style-name="List_20_Number">
      <style:paragraph-properties fo:margin-left="0.25in" fo:margin-right="0in" fo:text-indent="0in" style:auto-text-indent="false"/>
    </style:style>
    <style:style style:name="P25" style:family="paragraph" style:parent-style-name="List_20_Number">
      <style:paragraph-properties fo:margin-left="0.25in" fo:margin-right="0in" fo:text-indent="0in" style:auto-text-indent="false"/>
      <style:text-properties style:font-name="Tms Rmn"/>
    </style:style>
    <style:style style:name="P26" style:family="paragraph" style:parent-style-name="Text_20_body">
      <style:text-properties fo:color="#000000" fo:font-style="italic"/>
    </style:style>
    <style:style style:name="P27" style:family="paragraph" style:parent-style-name="Text_20_body">
      <style:text-properties fo:color="#000000" fo:font-style="normal" fo:font-weight="normal"/>
    </style:style>
    <style:style style:name="P28" style:family="paragraph" style:parent-style-name="Body_20_Text_20_First_20_Indent">
      <style:paragraph-properties fo:text-align="center" style:justify-single-word="false"/>
    </style:style>
    <style:style style:name="P29" style:family="paragraph" style:parent-style-name="Heading_20_1">
      <style:text-properties fo:color="#000000" fo:font-weight="bold" style:font-weight-asian="bold" style:font-weight-complex="bold"/>
    </style:style>
    <style:style style:name="P30" style:family="paragraph" style:parent-style-name="Heading_20_2">
      <style:text-properties fo:color="#000000"/>
    </style:style>
    <style:style style:name="P31" style:family="paragraph" style:parent-style-name="Heading_20_2">
      <style:text-properties fo:font-weight="bold" style:font-weight-asian="bold" style:font-weight-complex="bold"/>
    </style:style>
    <style:style style:name="P32" style:family="paragraph" style:parent-style-name="List_20_Number">
      <style:paragraph-properties fo:margin-left="0.5in" fo:margin-right="0in" fo:text-indent="0.25in" style:auto-text-indent="false"/>
    </style:style>
    <style:style style:name="P33" style:family="paragraph" style:parent-style-name="List_20_Number">
      <style:paragraph-properties fo:margin-left="0.5in" fo:margin-right="0in" fo:text-indent="0.25in" style:auto-text-indent="false"/>
      <style:text-properties style:font-name="Tms Rmn"/>
    </style:style>
    <style:style style:name="P34" style:family="paragraph" style:parent-style-name="List_20_Number">
      <style:paragraph-properties fo:margin-left="0.25in" fo:margin-right="0in" fo:text-indent="-0.25in" style:auto-text-indent="false"/>
    </style:style>
    <style:style style:name="P35" style:family="paragraph" style:parent-style-name="List_20_Number">
      <style:text-properties fo:font-weight="bold" style:font-weight-asian="bold" style:font-weight-complex="bold"/>
    </style:style>
    <style:style style:name="P36" style:family="paragraph" style:parent-style-name="Standard" style:list-style-name="WW8Num17"/>
    <style:style style:name="P37" style:family="paragraph" style:parent-style-name="Standard" style:list-style-name="WW8Num17"/>
    <style:style style:name="P38" style:family="paragraph" style:parent-style-name="Standard" style:list-style-name="WW8Num17"/>
    <style:style style:name="P39" style:family="paragraph" style:parent-style-name="Standard" style:list-style-name="WW8Num17"/>
    <style:style style:name="P40" style:family="paragraph" style:parent-style-name="Standard" style:list-style-name="WW8Num17">
      <style:paragraph-properties style:text-autospace="none"/>
    </style:style>
    <style:style style:name="P41" style:family="paragraph" style:parent-style-name="Standard" style:list-style-name="WW8Num17"/>
    <style:style style:name="P42" style:family="paragraph" style:parent-style-name="Standard">
      <style:text-properties fo:color="#000000"/>
    </style:style>
    <style:style style:name="P43" style:family="paragraph" style:parent-style-name="Standard" style:list-style-name="WW8Num17">
      <style:text-properties fo:color="#000000"/>
    </style:style>
    <style:style style:name="P44" style:family="paragraph" style:parent-style-name="Standard" style:list-style-name="WW8Num17">
      <style:text-properties fo:color="#000000"/>
    </style:style>
    <style:style style:name="P45" style:family="paragraph" style:parent-style-name="Standard" style:list-style-name="L8">
      <style:text-properties fo:color="#000000"/>
    </style:style>
    <style:style style:name="P46" style:family="paragraph" style:parent-style-name="Standard" style:list-style-name="L8">
      <style:text-properties fo:color="#000000"/>
    </style:style>
    <style:style style:name="P47" style:family="paragraph" style:parent-style-name="Standard" style:list-style-name="L8">
      <style:text-properties fo:color="#000000"/>
    </style:style>
    <style:style style:name="P48" style:family="paragraph" style:parent-style-name="Standard" style:list-style-name="L8">
      <style:text-properties fo:color="#000000"/>
    </style:style>
    <style:style style:name="P49" style:family="paragraph" style:parent-style-name="Standard" style:list-style-name="L8">
      <style:text-properties fo:color="#000000"/>
    </style:style>
    <style:style style:name="P50" style:family="paragraph" style:parent-style-name="Standard" style:list-style-name="L8">
      <style:text-properties fo:color="#000000"/>
    </style:style>
    <style:style style:name="P51" style:family="paragraph" style:parent-style-name="Standard" style:list-style-name="L2"/>
    <style:style style:name="P52" style:family="paragraph" style:parent-style-name="Standard" style:list-style-name="L2"/>
    <style:style style:name="P53" style:family="paragraph" style:parent-style-name="Standard">
      <style:text-properties fo:color="#ff0000"/>
    </style:style>
    <style:style style:name="P54" style:family="paragraph" style:parent-style-name="Standard">
      <style:text-properties fo:color="#ff0000" fo:font-weight="bold" style:font-weight-asian="bold" style:font-weight-complex="bold"/>
    </style:style>
    <style:style style:name="P55" style:family="paragraph" style:parent-style-name="Standard">
      <style:text-properties fo:color="#800000"/>
    </style:style>
    <style:style style:name="P5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5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5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5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1" style:family="paragraph" style:parent-style-name="Standard">
      <style:paragraph-properties fo:margin-left="0in" fo:margin-right="0in" fo:text-indent="0in" style:auto-text-indent="false"/>
    </style:style>
    <style:style style:name="P62" style:family="paragraph" style:parent-style-name="Standard" style:list-style-name="L3">
      <style:paragraph-properties fo:margin-left="0in" fo:margin-right="0in" fo:text-indent="0in" style:auto-text-indent="false"/>
    </style:style>
    <style:style style:name="P63" style:family="paragraph" style:parent-style-name="Standard" style:list-style-name="L4">
      <style:paragraph-properties fo:margin-left="0in" fo:margin-right="0in" fo:text-indent="0in" style:auto-text-indent="false"/>
    </style:style>
    <style:style style:name="P64" style:family="paragraph" style:parent-style-name="Standard" style:list-style-name="L5">
      <style:paragraph-properties fo:margin-left="0in" fo:margin-right="0in" fo:text-indent="0in" style:auto-text-indent="false"/>
    </style:style>
    <style:style style:name="P65" style:family="paragraph" style:parent-style-name="Standard" style:list-style-name="L6">
      <style:paragraph-properties fo:margin-left="0in" fo:margin-right="0in" fo:text-indent="0in" style:auto-text-indent="false"/>
    </style:style>
    <style:style style:name="P66" style:family="paragraph" style:parent-style-name="Standard" style:list-style-name="L7">
      <style:paragraph-properties fo:margin-left="0in" fo:margin-right="0in" fo:text-indent="0in" style:auto-text-indent="false"/>
    </style:style>
    <style:style style:name="P67" style:family="paragraph" style:parent-style-name="Standard" style:list-style-name="WW8Num10">
      <style:paragraph-properties fo:margin-top="0in" fo:margin-bottom="0in"/>
      <style:text-properties fo:color="#000000"/>
    </style:style>
    <style:style style:name="P68" style:family="paragraph" style:parent-style-name="Standard" style:list-style-name="WW8Num10">
      <style:paragraph-properties fo:margin-top="0in" fo:margin-bottom="0in"/>
      <style:text-properties fo:color="#000000"/>
    </style:style>
    <style:style style:name="P69" style:family="paragraph" style:parent-style-name="Standard" style:list-style-name="WW8Num10">
      <style:paragraph-properties fo:margin-top="0in" fo:margin-bottom="0in"/>
      <style:text-properties fo:color="#000000"/>
    </style:style>
    <style:style style:name="P70" style:family="paragraph" style:parent-style-name="Standard" style:list-style-name="WW8Num10">
      <style:paragraph-properties fo:margin-top="0in" fo:margin-bottom="0in"/>
      <style:text-properties fo:color="#000000"/>
    </style:style>
    <style:style style:name="P71" style:family="paragraph" style:parent-style-name="Standard" style:list-style-name="WW8Num15">
      <style:paragraph-properties fo:margin-top="0in" fo:margin-bottom="0in"/>
    </style:style>
    <style:style style:name="P72" style:family="paragraph" style:parent-style-name="Standard" style:list-style-name="WW8Num15">
      <style:paragraph-properties fo:margin-top="0in" fo:margin-bottom="0in"/>
    </style:style>
    <style:style style:name="P73" style:family="paragraph" style:parent-style-name="Standard" style:list-style-name="WW8Num15">
      <style:paragraph-properties fo:margin-top="0.1945in" fo:margin-bottom="0in"/>
    </style:style>
    <style:style style:name="P74" style:family="paragraph" style:parent-style-name="Standard" style:list-style-name="WW8Num15">
      <style:paragraph-properties fo:margin-top="0in" fo:margin-bottom="0.1945in"/>
    </style:style>
    <style:style style:name="P75" style:family="paragraph" style:parent-style-name="Standard">
      <style:paragraph-properties fo:margin-left="0.5in" fo:margin-right="0in" fo:text-indent="0in" style:auto-text-indent="false"/>
    </style:style>
    <style:style style:name="P76" style:family="paragraph" style:parent-style-name="Standard">
      <style:paragraph-properties fo:margin-left="0.5in" fo:margin-right="0in" fo:text-indent="0in" style:auto-text-indent="false"/>
      <style:text-properties fo:color="#000000" fo:font-style="normal"/>
    </style:style>
    <style:style style:name="P77" style:family="paragraph" style:parent-style-name="Standard">
      <style:paragraph-properties fo:margin-left="-0.5in" fo:margin-right="0in" fo:text-indent="0in" style:auto-text-indent="false"/>
    </style:style>
    <style:style style:name="P78" style:family="paragraph" style:parent-style-name="Standard" style:list-style-name="L12">
      <style:paragraph-properties fo:margin-left="-0.5in" fo:margin-right="0in" fo:text-indent="0in" style:auto-text-indent="false"/>
    </style:style>
    <style:style style:name="P79" style:family="paragraph" style:parent-style-name="Standard">
      <style:paragraph-properties fo:margin-top="0in" fo:margin-bottom="0.0799in"/>
    </style:style>
    <style:style style:name="P80" style:family="paragraph" style:parent-style-name="Standard">
      <style:paragraph-properties fo:margin-top="0in" fo:margin-bottom="0.0799in"/>
      <style:text-properties fo:color="#000000"/>
    </style:style>
    <style:style style:name="P81" style:family="paragraph" style:parent-style-name="List">
      <style:paragraph-properties fo:margin-left="0.5in" fo:margin-right="0in" fo:text-indent="0in" style:auto-text-indent="false"/>
      <style:text-properties fo:font-style="italic" style:font-style-asian="italic"/>
    </style:style>
    <style:style style:name="P82" style:family="paragraph" style:parent-style-name="List" style:list-style-name="L13">
      <style:paragraph-properties fo:margin-left="0in" fo:margin-right="0in" fo:text-indent="0in" style:auto-text-indent="false"/>
    </style:style>
    <style:style style:name="P83" style:family="paragraph" style:parent-style-name="List" style:list-style-name="L14">
      <style:paragraph-properties fo:margin-left="0in" fo:margin-right="0in" fo:text-indent="0in" style:auto-text-indent="false"/>
      <style:text-properties fo:color="#000000"/>
    </style:style>
    <style:style style:name="P84" style:family="paragraph" style:parent-style-name="Heading_20_1">
      <style:text-properties fo:color="#000000" fo:font-weight="bold" style:font-weight-asian="bold" style:font-weight-complex="bold"/>
    </style:style>
    <style:style style:name="P85" style:family="paragraph" style:parent-style-name="Heading_20_2">
      <style:text-properties fo:color="#000000"/>
    </style:style>
    <style:style style:name="P86" style:family="paragraph" style:parent-style-name="Heading_20_2">
      <style:text-properties fo:color="#000000" fo:font-weight="bold" style:font-weight-asian="bold" style:font-weight-complex="bold"/>
    </style:style>
    <style:style style:name="P8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8"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89" style:family="paragraph" style:parent-style-name="Text_20_body_20_indent">
      <style:text-properties fo:font-style="italic" style:font-style-asian="italic" style:font-style-complex="italic"/>
    </style:style>
    <style:style style:name="P90" style:family="paragraph" style:parent-style-name="Body_20_Text_20_Indent_20_2">
      <style:paragraph-properties fo:margin-left="0in" fo:margin-right="0in" fo:line-height="100%" fo:text-indent="0in" style:auto-text-indent="false"/>
    </style:style>
    <style:style style:name="P9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2" style:family="paragraph" style:parent-style-name="Contents_20_2">
      <style:paragraph-properties>
        <style:tab-stops>
          <style:tab-stop style:position="5.5252in" style:type="right" style:leader-style="dotted" style:leader-text="."/>
        </style:tab-stops>
      </style:paragraph-properties>
    </style:style>
    <style:style style:name="P93" style:family="paragraph" style:parent-style-name="Text_20_body">
      <style:text-properties fo:color="#000000"/>
    </style:style>
    <style:style style:name="P94" style:family="paragraph" style:parent-style-name="Text_20_body" style:list-style-name="WW8Num19">
      <style:text-properties fo:color="#000000"/>
    </style:style>
    <style:style style:name="P95" style:family="paragraph" style:parent-style-name="Text_20_body" style:list-style-name="WW8Num19">
      <style:text-properties fo:color="#000000"/>
    </style:style>
    <style:style style:name="P96" style:family="paragraph" style:parent-style-name="Text_20_body" style:list-style-name="WW8Num19">
      <style:text-properties fo:color="#000000"/>
    </style:style>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5"/>
    <style:style style:name="P101" style:family="paragraph" style:parent-style-name="Text_20_body" style:list-style-name="L15"/>
    <style:style style:name="P102" style:family="paragraph" style:parent-style-name="Text_20_body" style:list-style-name="L15"/>
    <style:style style:name="P103" style:family="paragraph" style:parent-style-name="Text_20_body">
      <style:text-properties fo:color="#ff0000"/>
    </style:style>
    <style:style style:name="P104" style:family="paragraph" style:parent-style-name="Text_20_body">
      <style:text-properties fo:color="#ff0000" fo:font-weight="bold" style:font-weight-asian="bold" style:font-weight-complex="bold"/>
    </style:style>
    <style:style style:name="P105" style:family="paragraph" style:parent-style-name="Text_20_body">
      <style:paragraph-properties fo:margin-left="0in" fo:margin-right="0in" fo:margin-top="0in" fo:margin-bottom="0in" fo:text-indent="0in" style:auto-text-indent="false"/>
    </style:style>
    <style:style style:name="P106" style:family="paragraph" style:parent-style-name="Text_20_body" style:list-style-name="WW8Num19">
      <style:paragraph-properties fo:margin-left="0.5in" fo:margin-right="0in" fo:text-indent="0in" style:auto-text-indent="false"/>
      <style:text-properties fo:color="#000000"/>
    </style:style>
    <style:style style:name="P107" style:family="paragraph" style:parent-style-name="Text_20_body" style:list-style-name="WW8Num19">
      <style:paragraph-properties fo:margin-left="0.5in" fo:margin-right="0in" fo:text-indent="0in" style:auto-text-indent="false"/>
      <style:text-properties fo:color="#000000"/>
    </style:style>
    <style:style style:name="P108" style:family="paragraph" style:parent-style-name="Text_20_body">
      <style:paragraph-properties fo:margin-left="0.5in" fo:margin-right="0in" fo:margin-top="0in" fo:margin-bottom="0in" fo:text-indent="0in" style:auto-text-indent="false"/>
    </style:style>
    <style:style style:name="P109" style:family="paragraph" style:parent-style-name="Text_20_body">
      <style:paragraph-properties fo:margin-top="0in" fo:margin-bottom="0.0799in"/>
    </style:style>
    <style:style style:name="P110" style:family="paragraph" style:parent-style-name="Contents_20_3">
      <style:paragraph-properties>
        <style:tab-stops>
          <style:tab-stop style:position="5.3583in" style:type="right" style:leader-style="dotted" style:leader-text="."/>
        </style:tab-stops>
      </style:paragraph-properties>
    </style:style>
    <style:style style:name="P111" style:family="paragraph" style:parent-style-name="List_20_Number" style:list-style-name="WW8Num27">
      <style:paragraph-properties fo:margin-left="0in" fo:margin-right="0in" fo:text-indent="0in" style:auto-text-indent="false"/>
    </style:style>
    <style:style style:name="P112" style:family="paragraph" style:parent-style-name="List_20_Number" style:list-style-name="WW8Num27">
      <style:paragraph-properties fo:margin-left="0in" fo:margin-right="0in" fo:text-indent="0in" style:auto-text-indent="false"/>
    </style:style>
    <style:style style:name="P113" style:family="paragraph" style:parent-style-name="List_20_Number">
      <style:paragraph-properties fo:margin-left="0in" fo:margin-right="0in" fo:text-indent="0in" style:auto-text-indent="false"/>
    </style:style>
    <style:style style:name="P114" style:family="paragraph" style:parent-style-name="List_20_Number" style:list-style-name="WW8Num14">
      <style:paragraph-properties fo:margin-left="0in" fo:margin-right="0in" fo:text-indent="0in" style:auto-text-indent="false"/>
    </style:style>
    <style:style style:name="P115" style:family="paragraph" style:parent-style-name="List_20_Number" style:list-style-name="WW8Num14">
      <style:paragraph-properties fo:margin-left="0in" fo:margin-right="0in" fo:text-indent="0in" style:auto-text-indent="false"/>
    </style:style>
    <style:style style:name="P116" style:family="paragraph" style:parent-style-name="List_20_Number" style:list-style-name="WW8Num14">
      <style:paragraph-properties fo:margin-left="0in" fo:margin-right="0in" fo:text-indent="0in" style:auto-text-indent="false"/>
    </style:style>
    <style:style style:name="P117" style:family="paragraph" style:parent-style-name="List_20_Number" style:list-style-name="WW8Num14">
      <style:paragraph-properties fo:margin-left="0in" fo:margin-right="0in" fo:text-indent="0in" style:auto-text-indent="false"/>
      <style:text-properties fo:color="#000000"/>
    </style:style>
    <style:style style:name="P118" style:family="paragraph" style:parent-style-name="List_20_Number" style:list-style-name="WW8Num14">
      <style:paragraph-properties fo:margin-left="0in" fo:margin-right="0in" fo:text-indent="0in" style:auto-text-indent="false"/>
      <style:text-properties fo:color="#000000"/>
    </style:style>
    <style:style style:name="P119" style:family="paragraph" style:parent-style-name="List_20_Number">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120" style:family="paragraph" style:parent-style-name="List_20_Number" style:list-style-name="WW8Num29">
      <style:paragraph-properties fo:margin-left="0in" fo:margin-right="0in" fo:text-indent="0in" style:auto-text-indent="false"/>
    </style:style>
    <style:style style:name="P121" style:family="paragraph" style:parent-style-name="List_20_Number" style:list-style-name="WW8Num29">
      <style:paragraph-properties fo:margin-left="0in" fo:margin-right="0in" fo:text-indent="0in" style:auto-text-indent="false"/>
    </style:style>
    <style:style style:name="P122" style:family="paragraph" style:parent-style-name="List_20_Number">
      <style:paragraph-properties fo:margin-left="0.25in" fo:margin-right="0in" fo:text-indent="0in" style:auto-text-indent="false"/>
    </style:style>
    <style:style style:name="P123" style:family="paragraph" style:parent-style-name="List_20_Number">
      <style:paragraph-properties fo:margin-left="0.5in" fo:margin-right="0in" fo:text-indent="0in" style:auto-text-indent="false"/>
    </style:style>
    <style:style style:name="P12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8"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29"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0"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1" style:family="paragraph" style:parent-style-name="List_20_Number">
      <style:paragraph-properties fo:margin-left="1in" fo:margin-right="0in" fo:text-indent="0in" style:auto-text-indent="false">
        <style:tab-stops>
          <style:tab-stop style:position="1.15in"/>
        </style:tab-stops>
      </style:paragraph-properties>
    </style:style>
    <style:style style:name="P132" style:family="paragraph" style:parent-style-name="List_20_Number">
      <style:paragraph-properties fo:margin-left="1in" fo:margin-right="0in" fo:text-indent="0in" style:auto-text-indent="false">
        <style:tab-stops>
          <style:tab-stop style:position="1.15in"/>
        </style:tab-stops>
      </style:paragraph-properties>
    </style:style>
    <style:style style:name="P133" style:family="paragraph" style:parent-style-name="List_20_Number">
      <style:paragraph-properties fo:margin-left="1in" fo:margin-right="0in" fo:text-indent="0in" style:auto-text-indent="false">
        <style:tab-stops>
          <style:tab-stop style:position="1.15in"/>
        </style:tab-stops>
      </style:paragraph-properties>
    </style:style>
    <style:style style:name="P134" style:family="paragraph" style:parent-style-name="List_20_Number">
      <style:paragraph-properties fo:margin-left="1in" fo:margin-right="0in" fo:text-indent="0in" style:auto-text-indent="false">
        <style:tab-stops>
          <style:tab-stop style:position="1.15in"/>
        </style:tab-stops>
      </style:paragraph-properties>
    </style:style>
    <style:style style:name="P13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6"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43" style:family="paragraph" style:parent-style-name="List_20_Number" style:list-style-name="WW8Num27">
      <style:paragraph-properties fo:margin-left="0.0165in" fo:margin-right="0in" fo:text-indent="0in" style:auto-text-indent="false"/>
    </style:style>
    <style:style style:name="P14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4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fo:color="#ff0000" style:font-name="Times New Roman" fo:font-size="12pt" fo:font-weight="normal" style:font-size-asian="12pt" style:font-weight-asian="normal" style:font-size-complex="12pt" style:font-weight-complex="normal"/>
    </style:style>
    <style:style style:name="T8" style:family="text">
      <style:text-properties fo:color="#0000ff" style:font-name="Helv" fo:font-size="10pt" style:font-size-asian="10pt" style:font-name-complex="Helv" style:font-size-complex="10pt"/>
    </style:style>
    <style:style style:name="T9" style:family="text">
      <style:text-properties fo:color="#000000"/>
    </style:style>
    <style:style style:name="T10" style:family="text">
      <style:text-properties fo:color="#000000" style:font-name="Helv" fo:font-size="10pt" style:font-size-asian="10pt" style:font-name-complex="Helv" style:font-size-complex="10pt"/>
    </style:style>
    <style:style style:name="T11" style:family="text">
      <style:text-properties fo:color="#000000" style:font-name-complex="Helv"/>
    </style:style>
    <style:style style:name="T12" style:family="text">
      <style:text-properties fo:color="#000000" fo:font-style="italic"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style:font-name="Times New Roman" fo:font-size="16pt" fo:font-weight="bold" style:font-size-asian="16pt" style:font-weight-asian="bold" style:font-size-complex="16pt" style:font-weight-complex="bold"/>
    </style:style>
    <style:style style:name="T15" style:family="text">
      <style:text-properties fo:color="#000000" fo:font-style="normal" style:font-style-asian="normal" style:font-style-complex="normal"/>
    </style:style>
    <style:style style:name="T16" style:family="text">
      <style:text-properties fo:color="#000000" style:text-underline-style="none"/>
    </style:style>
    <style:style style:name="T17" style:family="text">
      <style:text-properties fo:color="#000000" style:text-underline-style="none" fo:font-weight="normal" style:font-weight-asian="normal" style:font-weight-complex="normal"/>
    </style:style>
    <style:style style:name="T18" style:family="text">
      <style:text-properties fo:color="#000000" style:font-name="Times New Roman1" fo:font-size="12pt" fo:font-weight="normal"/>
    </style:style>
    <style:style style:name="T19" style:family="text">
      <style:text-properties style:font-weight-complex="bold"/>
    </style:style>
    <style:style style:name="T20" style:family="text">
      <style:text-properties fo:color="#2300dc" style:text-underline-style="none" fo:font-weight="normal" style:font-weight-asian="normal" style:font-weight-complex="normal"/>
    </style:style>
    <style:style style:name="T21" style:family="text">
      <style:text-properties style:font-weight-asian="bold"/>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font-name="Times" fo:font-size="12pt" fo:font-weight="normal" style:font-size-asian="12pt" style:font-weight-asian="normal" style:font-size-complex="12pt" style:font-weight-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style:font-name="Times New Roman"/>
    </style:style>
    <style:style style:name="Sect1" style:family="section">
      <style:section-properties style:editable="false">
        <style:columns fo:column-count="1" fo:column-gap="0in"/>
      </style:section-properties>
    </style:style>
    <text:list-style style:name="L1">
      <text:list-level-style-image text:level="1" xlink:href="Pictures/100002000000000A0000000AD0B8BA86.gif" xlink:type="simple" xlink:show="embed" xlink:actuate="onLoad">
        <style:list-level-properties text:space-before="0.25in" text:min-label-width="0.25in" style:vertical-pos="middle" style:vertical-rel="line" fo:width="0.1043in" fo:height="0.1043in"/>
      </text:list-level-style-image>
      <text:list-level-style-image text:level="2" xlink:href="Pictures/100002000000000A0000000AD0B8BA86.gif" xlink:type="simple" xlink:show="embed" xlink:actuate="onLoad">
        <style:list-level-properties text:space-before="0.5in" text:min-label-width="0.25in" style:vertical-pos="middle" style:vertical-rel="line" fo:width="0.1043in" fo:height="0.1043in"/>
      </text:list-level-style-image>
      <text:list-level-style-image text:level="3" xlink:href="Pictures/100002000000000A0000000AD0B8BA86.gif" xlink:type="simple" xlink:show="embed" xlink:actuate="onLoad">
        <style:list-level-properties text:space-before="0.75in" text:min-label-width="0.25in" style:vertical-pos="middle" style:vertical-rel="line" fo:width="0.1043in" fo:height="0.1043in"/>
      </text:list-level-style-image>
      <text:list-level-style-image text:level="4" xlink:href="Pictures/100002000000000A0000000AD0B8BA86.gif" xlink:type="simple" xlink:show="embed" xlink:actuate="onLoad">
        <style:list-level-properties text:space-before="1in" text:min-label-width="0.25in" style:vertical-pos="middle" style:vertical-rel="line" fo:width="0.1043in" fo:height="0.1043in"/>
      </text:list-level-style-image>
      <text:list-level-style-image text:level="5" xlink:href="Pictures/100002000000000A0000000AD0B8BA86.gif" xlink:type="simple" xlink:show="embed" xlink:actuate="onLoad">
        <style:list-level-properties text:space-before="1.25in" text:min-label-width="0.25in" style:vertical-pos="middle" style:vertical-rel="line" fo:width="0.1043in" fo:height="0.1043in"/>
      </text:list-level-style-image>
      <text:list-level-style-image text:level="6" xlink:href="Pictures/100002000000000A0000000AD0B8BA86.gif" xlink:type="simple" xlink:show="embed" xlink:actuate="onLoad">
        <style:list-level-properties text:space-before="1.5in" text:min-label-width="0.25in" style:vertical-pos="middle" style:vertical-rel="line" fo:width="0.1043in" fo:height="0.1043in"/>
      </text:list-level-style-image>
      <text:list-level-style-image text:level="7" xlink:href="Pictures/100002000000000A0000000AD0B8BA86.gif" xlink:type="simple" xlink:show="embed" xlink:actuate="onLoad">
        <style:list-level-properties text:space-before="1.75in" text:min-label-width="0.25in" style:vertical-pos="middle" style:vertical-rel="line" fo:width="0.1043in" fo:height="0.1043in"/>
      </text:list-level-style-image>
      <text:list-level-style-image text:level="8" xlink:href="Pictures/100002000000000A0000000AD0B8BA86.gif" xlink:type="simple" xlink:show="embed" xlink:actuate="onLoad">
        <style:list-level-properties text:space-before="2in" text:min-label-width="0.25in" style:vertical-pos="middle" style:vertical-rel="line" fo:width="0.1043in" fo:height="0.1043in"/>
      </text:list-level-style-image>
      <text:list-level-style-image text:level="9" xlink:href="Pictures/100002000000000A0000000AD0B8BA86.gif" xlink:type="simple" xlink:show="embed" xlink:actuate="onLoad">
        <style:list-level-properties text:space-before="2.25in" text:min-label-width="0.25in" style:vertical-pos="middle" style:vertical-rel="line" fo:width="0.1043in" fo:height="0.1043in"/>
      </text:list-level-style-image>
      <text:list-level-style-image text:level="10" xlink:href="Pictures/100002000000000A0000000AD0B8BA86.gif" xlink:type="simple" xlink:show="embed" xlink:actuate="onLoad">
        <style:list-level-properties text:space-before="2.5in" text:min-label-width="0.25in" style:vertical-pos="middle" style:vertical-rel="line" fo:width="0.1043in" fo:height="0.1043in"/>
      </text:list-level-style-image>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tab/><text:tab/><text:tab/><text:tab/>xCAT 2 on AIX</text:p>
      <text:p text:style-name="P87">Overview</text:p>
      <text:p text:style-name="P28">0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1"><text:a xlink:type="simple" xlink:href="#1.Release Description|outline">1.0 Release Description<text:tab/>1</text:a></text:p>
          <text:p text:style-name="P110"><text:a xlink:type="simple" xlink:href="#1.1.1.xCAT for AIX Support Summary|outline">1.1.1 xCAT for AIX Support Summary<text:tab/>2</text:a></text:p>
          <text:p text:style-name="P110"><text:a xlink:type="simple" xlink:href="#1.1.2.Licensing|outline">1.1.2 Licensing<text:tab/>2</text:a></text:p>
          <text:p text:style-name="P91"><text:a xlink:type="simple" xlink:href="#2. Overview of xCAT support for AIX |outline">2.0 <text:s/>Overview of xCAT support for AIX <text:tab/>2</text:a></text:p>
          <text:p text:style-name="P92"><text:a xlink:type="simple" xlink:href="#2.1.xCAT  Commands|outline">2.1 xCAT <text:s/>Commands<text:tab/>2</text:a></text:p>
          <text:p text:style-name="P92"><text:a xlink:type="simple" xlink:href="#2.2.Database tables|outline">2.2 Database tables<text:tab/>2</text:a></text:p>
          <text:p text:style-name="P92"><text:a xlink:type="simple" xlink:href="#2.3.Object definitions|outline">2.3 Object definitions<text:tab/>3</text:a></text:p>
          <text:p text:style-name="P92"><text:a xlink:type="simple" xlink:href="#2.4.Syslog setup|outline">2.4 Syslog setup<text:tab/>4</text:a></text:p>
          <text:p text:style-name="P92"><text:a xlink:type="simple" xlink:href="#2.5.Remote shell setup|outline">2.5 Remote shell setup<text:tab/>4</text:a></text:p>
          <text:p text:style-name="P110"><text:a xlink:type="simple" xlink:href="#2.5.1.Setting up OpenSSH |outline">2.5.1 Setting up OpenSSH <text:tab/>4</text:a></text:p>
          <text:p text:style-name="P92"><text:a xlink:type="simple" xlink:href="#2.6. NTP setup|outline">2.6 <text:s/>NTP setup<text:tab/>5</text:a></text:p>
          <text:p text:style-name="P92"><text:a xlink:type="simple" xlink:href="#2.7.Customization script support|outline">2.7 Customization script support<text:tab/>5</text:a></text:p>
          <text:p text:style-name="P92"><text:a xlink:type="simple" xlink:href="#2.8.Operating system image management|outline">2.8 Operating system image management<text:tab/>6</text:a></text:p>
          <text:p text:style-name="P92"><text:a xlink:type="simple" xlink:href="#2.9.Hardware discovery|outline">2.9 Hardware discovery<text:tab/>6</text:a></text:p>
          <text:p text:style-name="P92"><text:a xlink:type="simple" xlink:href="#2.10.LPAR management|outline">2.10 LPAR management<text:tab/>7</text:a></text:p>
          <text:p text:style-name="P92"><text:a xlink:type="simple" xlink:href="#2.11.Hardware control |outline">2.11 Hardware control <text:tab/>7</text:a></text:p>
          <text:p text:style-name="P92"><text:a xlink:type="simple" xlink:href="#2.12.Remote console support|outline">2.12 Remote console support<text:tab/>8</text:a></text:p>
          <text:p text:style-name="P92"><text:a xlink:type="simple" xlink:href="#2.13.xCAT Notification and Monitoring Plug-in Infrastructure|outline">2.13 xCAT Notification and Monitoring Plug-in Infrastructure<text:tab/>8</text:a></text:p>
          <text:p text:style-name="P91"><text:a xlink:type="simple" xlink:href="#3. Installing xCAT and prerequisite Software|outline">3.0 <text:s/>Installing xCAT and prerequisite Software<text:tab/>8</text:a></text:p>
          <text:p text:style-name="P91"><text:a xlink:type="simple" xlink:href="#4. xCAT on AIX How-Tos|outline">4.0 <text:s/>xCAT on AIX How-Tos<text:tab/>11</text:a></text:p>
          <text:p text:style-name="P92"><text:a xlink:type="simple" xlink:href="#4.1.Installing AIX standalone nodes (using standard NIM rte method)|outline">4.1 Installing AIX standalone nodes (using standard NIM rte method)<text:tab/>11</text:a></text:p>
          <text:p text:style-name="P92"><text:a xlink:type="simple" xlink:href="#4.2.Booting AIX diskless nodes|outline">4.2 Booting AIX diskless nodes<text:tab/>11</text:a></text:p>
          <text:p text:style-name="P92"><text:a xlink:type="simple" xlink:href="#4.3.Cloning AIX nodes (using an AIX mksysb image)|outline">4.3 Cloning AIX nodes (using an AIX mksysb image)<text:tab/>11</text:a></text:p>
          <text:p text:style-name="P92"><text:a xlink:type="simple" xlink:href="#4.4.Managing LPARs|outline">4.4 Managing LPARs<text:tab/>11</text:a></text:p>
          <text:p text:style-name="P91"><text:a xlink:type="simple" xlink:href="#5.References|outline">5.0 References<text:tab/>11</text:a></text:p>
        </text:index-body>
      </text:table-of-content>
      <text:p text:style-name="P16"/>
      <text:h text:style-name="Heading_20_1" text:outline-level="1"><text:span text:style-name="T27">Release Description</text:span></text:h>
      <text:p text:style-name="P109">xCAT (Extreme Cluster Administration Tool) is a toolkit that provides support for the deployment and administration of cluster environments.</text:p>
      <text:p text:style-name="P79">Earlier versions of xCAT have been used to deploy and manage many high end Linux clusters. <text:s/>The new version 2 of xCAT is a complete rewrite of xCAT that includes many architectural changes and functional enhancements.</text:p>
      <text:p text:style-name="P80">This document describes the features provided by the beta release of xCAT support for an AIX cluster. <text:s/>It focuses on xCAT support unique to AIX systems. <text:s text:c="2"/></text:p>
      <text:h text:style-name="Heading_20_3" text:outline-level="3">xCAT for AIX Support Summary</text:h>
      <text:p text:style-name="Standard"/>
      <text:p text:style-name="Standard">The support provided by xCAT for AIX clusters includes the following:</text:p>
      <text:list text:style-name="WW8Num10">
        <text:list-item>
          <text:p text:style-name="P144"><text:soft-page-break/>Deploying AIX diskless and standalone nodes.</text:p>
        </text:list-item>
        <text:list-item>
          <text:p text:style-name="P144">Automation of AIX NIM setup.</text:p>
        </text:list-item>
        <text:list-item>
          <text:p text:style-name="P56">Support for AIX 5.3 and higher releases.</text:p>
        </text:list-item>
        <text:list-item>
          <text:p text:style-name="P144">Operating system image management. </text:p>
        </text:list-item>
        <text:list-item>
          <text:p text:style-name="P144">User-provided customization scripts.</text:p>
        </text:list-item>
        <text:list-item>
          <text:p text:style-name="P67">Hardware control commands for discovering hardware, gathering MAC addresses, VPD, and environmentals, power control, initiating a network boot, and LPAR creation/deletion. </text:p>
        </text:list-item>
        <text:list-item>
          <text:p text:style-name="P144">LPAR configuration management.</text:p>
        </text:list-item>
        <text:list-item>
          <text:p text:style-name="P67">Support for POWER 5 and POWER 6 hardware. <text:s/></text:p>
        </text:list-item>
        <text:list-item>
          <text:p text:style-name="P144">Remote console support.</text:p>
        </text:list-item>
        <text:list-item>
          <text:p text:style-name="P56">Parallel remote shell and remote copy commands. </text:p>
        </text:list-item>
        <text:list-item>
          <text:p text:style-name="P144">Monitoring plug-in infrastructure</text:p>
        </text:list-item>
        <text:list-item>
          <text:p text:style-name="P144">RMC monitoring plug-in.</text:p>
        </text:list-item>
        <text:list-item>
          <text:p text:style-name="P56">Notification infrastructure which lets users monitor xCAT database table changes. </text:p>
        </text:list-item>
        <text:list-item>
          <text:p text:style-name="P144">Predefined conditions, responses and sensors.</text:p>
        </text:list-item>
        <text:list-item>
          <text:p text:style-name="P144">Automatic setup for syslog, remote shell, and ntp for both the xCAT management node and the cluster nodes.</text:p>
        </text:list-item>
        <text:list-item>
          <text:p text:style-name="P67">xCAT cluster data stored in a relational database.</text:p>
        </text:list-item>
        <text:list-item>
          <text:p text:style-name="P67">Commands to manipulate the xCAT database tables directly.</text:p>
        </text:list-item>
        <text:list-item>
          <text:p text:style-name="P56">Commands to manage xCAT data object definitions.</text:p>
        </text:list-item>
        <text:list-item>
          <text:p text:style-name="P56">Documentation and “<text:span text:style-name="T4">man</text:span>” pages.</text:p>
        </text:list-item>
      </text:list>
      <text:h text:style-name="Heading_20_3" text:outline-level="3">Licensing</text:h>
      <text:p text:style-name="Text_20_body_20_indent">xCAT 2.0 <text:s/>is open source software with an EPL license. <text:s/>For license information visit:</text:p>
      <text:p text:style-name="P17"><text:s text:c="18"/><text:span text:style-name="T8">http://www.opensource.org/licenses/eclipse-1.0.php</text:span><text:span text:style-name="T10"> </text:span></text:p>
      <text:p text:style-name="P17"/>
      <text:h text:style-name="Heading_20_1" text:outline-level="1"><text:span text:style-name="T7"><text:s/></text:span><text:span text:style-name="T14">Overview of xCAT support for AIX </text:span><text:bookmark-start text:name="_Ref180900458"/></text:h>
      <text:h text:style-name="Heading_20_2" text:outline-level="2">xCAT <text:s/>Commands<text:bookmark-end text:name="_Ref180900458"/></text:h>
      <text:p text:style-name="P9"><text:span text:style-name="T9">See</text:span><text:span text:style-name="T6"> <text:s/></text:span><text:a xlink:type="simple" xlink:href="http://xcat.sf.net/man1/xcat.1.html">http://xcat.sf.net/man1/xcat.1.html</text:a><text:span text:style-name="T6"> </text:span><text:span text:style-name="T9">for a description of all the supported xCAT commands. (Summaries and links to </text:span><text:span text:style-name="T13">man</text:span><text:span text:style-name="T9"> pages.)</text:span></text:p>
      <text:p text:style-name="P9"><text:span text:style-name="T9">Note that some of the commands listed above are applicable only to xCAT for Linux support.</text:span></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Standard"><text:span text:style-name="T16">See </text:span><text:a xlink:type="simple" xlink:href="http://xcat.sf.net/man5/xcatdb.5.html"><text:span text:style-name="T20">http://xcat.sf.net/man5/xcatdb.5.html</text:span></text:a><text:span text:style-name="T16"> </text:span><text:a xlink:type="simple" xlink:href="http://xcat.sf.net/man5/xcatdb.5.html"><text:span text:style-name="T17">for a description of the xCAT tables.</text:span></text:a></text:p>
      <text:p text:style-name="P20"/>
      <text:p text:style-name="Standard"><text:soft-page-break/>To manage these tables directly, xCAT provides the <text:span text:style-name="T4">chtab, tabdump, tabrestore</text:span>, and <text:span text:style-name="T4">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9">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18"/>
      <text:p text:style-name="P18">The following data object types are currently supported.</text:p>
      <text:list text:style-name="WW8Num17">
        <text:list-item>
          <text:p text:style-name="P36"><text:span text:style-name="T5">site</text:span> - Cluster-wide information. All the data is stored in the <text:span text:style-name="T1">site</text:span> table. </text:p>
        </text:list-item>
        <text:list-item>
          <text:p text:style-name="P36"><text:span text:style-name="T5">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6"><text:span text:style-name="T5">network</text:span> - A description of a unique network. <text:s/>This data is stored in the <text:span text:style-name="T1">networks</text:span> table. </text:p>
        </text:list-item>
        <text:list-item>
          <text:p text:style-name="P36"><text:span text:style-name="T5">monitoring</text:span> - A description of a monitoring plugin. <text:s/>This data is stored in the <text:span text:style-name="T1">monitoring </text:span>table.</text:p>
        </text:list-item>
        <text:list-item>
          <text:p text:style-name="P40"><text:span text:style-name="T4">notification</text:span> - <text:s/>Defines <text:span text:style-name="T11">the Perl modules and commands that will get called for changes in certain xCAT database tables. <text:s/></text:span>The data is stored in the <text:span text:style-name="T1">notification</text:span> table.<text:span text:style-name="T11"> </text:span></text:p>
        </text:list-item>
        <text:list-item>
          <text:p text:style-name="P36"><text:span text:style-name="T5">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43"><text:span text:style-name="T5">osimage</text:span> – Defines a unique operating system image and related resources that are required for xCAT to deploy a cluster node.</text:p>
        </text:list-item>
        <text:list-item>
          <text:p text:style-name="P43"><text:span text:style-name="T5">policy</text:span> - Controls who has authority to run specific xCAT operations.</text:p>
        </text:list-item>
      </text:list>
      <text:p text:style-name="P19"/>
      <text:p text:style-name="Standard">There are four basic xCAT commands that may be used to manage any of the data object definitions.</text:p>
      <text:list text:style-name="WW8Num15">
        <text:list-item>
          <text:p text:style-name="P73"><text:span text:style-name="T5">mkdef</text:span> – Make data object definitions.</text:p>
        </text:list-item>
        <text:list-item>
          <text:p text:style-name="P71"><text:span text:style-name="T5">chdef</text:span> - Change data object definitions.</text:p>
        </text:list-item>
        <text:list-item>
          <text:p text:style-name="P71"><text:span text:style-name="T5">lsdef</text:span> - List data object definitions.</text:p>
        </text:list-item>
        <text:list-item>
          <text:p text:style-name="P74"><text:span text:style-name="T5">rmdef</text:span> - Remove data object definitions.</text:p>
        </text:list-item>
      </text:list>
      <text:p text:style-name="Standard"><text:soft-page-break/>In addition to the standard command line input and output the <text:span text:style-name="T4">mkdef</text:span>, <text:span text:style-name="T4">chdef</text:span>, and <text:span text:style-name="T4">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5"/>
        </text:list-header>
        <text:list-item>
          <text:p text:style-name="List_20_Number_20_2">To write all node definitions to a stanza file.</text:p>
          <text:p text:style-name="P6">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4">xcatstanzafile</text:span> <text:span text:style-name="T4">man</text:span> page.</text:p>
      <text:h text:style-name="Heading_20_2" text:outline-level="2">Syslog setup</text:h>
      <text:p text:style-name="Standard"/>
      <text:p text:style-name="P93">xCAT will automatically set up syslog on the management node and the cluster nodes when they are deployed (installed or booted). <text:s text:c="2"/>When syslog is set up on the nodes it will be configured to forward the logs to the management node. <text:s/></text:p>
      <text:p text:style-name="P93">If you do not wish to have syslog set up on the nodes you must remove the “syslog” script from the “xcatdefaults” entry in the xCAT “postscripts” table.</text:p>
      <text:h text:style-name="Heading_20_2" text:outline-level="2">Remote shell setup</text:h>
      <text:p text:style-name="Standard"/>
      <text:p text:style-name="Text_20_body">The <text:span text:style-name="T4">xdsh, xdcp, </text:span>or<text:span text:style-name="T4"> xdshbak</text:span><text:span text:style-name="T6"> </text:span>commands require that you have either <text:span text:style-name="T4">ssh</text:span> or <text:span text:style-name="T4">rsh </text:span><text:span text:style-name="T23">configured.</text:span> <text:s text:c="2"/>The <text:span text:style-name="T5">psh</text:span> command requires <text:span text:style-name="T5">ssh</text:span>. The xCAT on AIX support will automatically configure <text:span text:style-name="T5">rsh</text:span> by default. <text:s/>If you wish to have <text:span text:style-name="T5">ssh</text:span> configured, follow the instructions below. </text:p>
      <text:h text:style-name="Heading_20_3" text:outline-level="3"><text:span text:style-name="T18">Setting up OpenSSH </text:span></text:h>
      <text:p text:style-name="Text_20_body">To setup the remote shell during the node installation:</text:p>
      <text:list text:style-name="WW8Num19">
        <text:list-item>
          <text:p text:style-name="P94">Update the site table. <text:s/></text:p>
          <text:p text:style-name="P106"><text:span text:style-name="T5">rsh</text:span> is setup by default. To request the setup of <text:span text:style-name="T5">ssh</text:span> instead of <text:span text:style-name="T5">rsh</text:span>, set the <text:span text:style-name="T2">useSSHonAIX</text:span> attribute in the site table to “yes” or “1”.</text:p>
        </text:list-item>
        <text:list-item>
          <text:p text:style-name="P94">Update the poscripts table</text:p>
          <text:p text:style-name="P106">Add <text:span text:style-name="T2">aixremoteshell</text:span> to the list of <text:span text:style-name="T2">xcatdefaults</text:span> postscripts to be run in the postscripts table. It should be added after the <text:span text:style-name="T2">syslog</text:span> postscript. <text:s/><text:span text:style-name="T2">aixremoteshell</text:span> will setup either <text:span text:style-name="T5">rsh</text:span> or <text:span text:style-name="T5">ssh</text:span> depending on the setting of the <text:span text:style-name="T2">useSSHonAIX</text:span> attribute in the site table. </text:p>
        </text:list-item>
      </text:list>
      <text:p text:style-name="Text_20_body"><text:soft-page-break/>The <text:span text:style-name="T2">aixremoteshell</text:span> script will setup the capability to <text:span text:style-name="T5">ssh</text:span> from the Management Node to the nodes as root without being prompted for a password. <text:s text:c="2"/>This is required for using <text:span text:style-name="T5">xdsh</text:span> and <text:span text:style-name="T5">xdcp</text:span> with <text:span text:style-name="T5">ssh</text:span>. <text:s text:c="2"/></text:p>
      <text:p text:style-name="Text_20_body">If you also require root to be able to ssh from the nodes to the Management node and between nodes, <text:s/>then after the install and ssh is setup by <text:span text:style-name="T2">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89">xdcp &lt;nodegroup&gt; <text:s/>/.ssh/id_rsa /.ssh/id_rsa</text:p>
      <text:list text:style-name="WW8Num19">
        <text:list-item text:start-value="1">
          <text:p text:style-name="P94">Install OpenSSH &amp; OpenSSL software.</text:p>
        </text:list-item>
      </text:list>
      <text:p text:style-name="P1"><text:span text:style-name="T9">Because </text:span><text:span text:style-name="Strong_20_Emphasis"><text:span text:style-name="T9">OpenSSH</text:span></text:span><text:span text:style-name="T9"> and its prerequisite </text:span><text:span text:style-name="Strong_20_Emphasis"><text:span text:style-name="T9">OpenSSL</text:span></text:span><text:span text:style-name="T9">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4">OpenSSL</text:p>
      <text:p text:style-name="P27"><text:s text:c="9"/>https://www14.software.ibm.com/webapp/iwm/web/preLogin.do?source=aixbp</text:p>
      <text:p text:style-name="P22"><text:tab/>OpenSSH</text:p>
      <text:p text:style-name="P22"><text:tab/>http://sourceforge.net/projects/openssh-aix</text:p>
      <text:p text:style-name="P4"/>
      <text:p text:style-name="P76"><text:span text:style-name="T22">This software could be installed on the nodes during the initial node installation using NIM or you could just copy the packages to the node and use the standard </text:span>installp<text:span text:style-name="T22"> command. <text:s/>See the AIX NIM documentation for details.</text:span></text:p>
      <text:h text:style-name="Heading_20_2" text:outline-level="2"><text:s/><text:span text:style-name="T9">NTP setup</text:span></text:h>
      <text:p text:style-name="P21">To have xCAT automatically set up ntp on the cluster nodes you can add “ <text:span text:style-name="T2">setupntp</text:span>” <text:s/>to the “ <text:span text:style-name="T2">xcatdefaults</text:span>” entry in the <text:span text:style-name="T2">postcripts</text:span> table. The “ <text:span text:style-name="T2">xcatdefaults</text:span>” entry is a list of xCAT customization scripts that are automatically run during node deployment. Add “ <text:span text:style-name="T2">setupntp</text:span>” after the “<text:span text:style-name="T2">syslog” </text:span><text:span text:style-name="T25">entry. <text:s/>You can use the </text:span><text:span text:style-name="T26">chtab</text:span><text:span text:style-name="T25"> or </text:span><text:span text:style-name="T26">tabedit</text:span><text:span text:style-name="T25"> command to modify the </text:span><text:span text:style-name="T2">postscripts</text:span><text:span text:style-name="T25"> table.</text:span></text:p>
      <text:p text:style-name="P21"><text:span text:style-name="T25"/></text:p>
      <text:p text:style-name="P21"><text:span text:style-name="T25">For example.</text:span></text:p>
      <text:p text:style-name="P21"/>
      <text:p text:style-name="P21"><text:span text:style-name="T6"><text:tab/></text:span><text:span text:style-name="T2">chtab node=xcatdefaults postscripts.postscripts=syslog,remoteshell,setupntp</text:span></text:p>
      <text:h text:style-name="P30" text:outline-level="2">Customization script support</text:h>
      <text:p text:style-name="Standard"><text:span text:style-name="_20_Char"><text:span text:style-name="T9">xCAT supports the automatic running of user-provided customization scripts on the nodes when they are deployed (installed or booted).</text:span></text:span></text:p>
      <text:p text:style-name="Standard"><text:span text:style-name="_20_Char"><text:span text:style-name="T9"/></text:span></text:p>
      <text:p text:style-name="Standard"><text:soft-page-break/><text:span text:style-name="_20_Char"><text:span text:style-name="T9">To have your script run on the nodes:</text:span></text:span></text:p>
      <text:list text:style-name="L2">
        <text:list-item>
          <text:p text:style-name="P51"><text:span text:style-name="_20_Char"><text:span text:style-name="T9">Put a copy of your script in /install/postscripts on the xCAT management node. <text:s/>(Make sure it is executable.)</text:span></text:span></text:p>
        </text:list-item>
        <text:list-item>
          <text:p text:style-name="P51"><text:span text:style-name="_20_Char"><text:span text:style-name="T9">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2">node01</text:span></text:span><text:span text:style-name="_20_Char"><text:span text:style-name="T9">” you could use the </text:span></text:span><text:span text:style-name="_20_Char"><text:span text:style-name="T13">chdef</text:span></text:span><text:span text:style-name="_20_Char"><text:span text:style-name="T9"> command as follows.</text:span></text:span></text:p>
        </text:list-item>
      </text:list>
      <text:p text:style-name="Standard"><text:span text:style-name="_20_Char"><text:span text:style-name="T9"/></text:span></text:p>
      <text:p text:style-name="Standard"><text:span text:style-name="_20_Char"><text:span text:style-name="T9"><text:tab/><text:tab/></text:span></text:span><text:span text:style-name="_20_Char"><text:span text:style-name="T12">chdef -t node -o node01 postscripts=foo,bar</text:span></text:span></text:p>
      <text:p text:style-name="Standard"><text:span text:style-name="_20_Char"><text:span text:style-name="T12"/></text:span></text:p>
      <text:p text:style-name="P1"><text:span text:style-name="_20_Char"><text:span text:style-name="T15">The order of the scripts in the list determines the order in which they will be run.</text:span></text:span></text:p>
      <text:p text:style-name="Standard"><text:span text:style-name="_20_Char"><text:span text:style-name="T9"/></text:span></text:p>
      <text:p text:style-name="Standard"><text:span text:style-name="_20_Char"><text:span text:style-name="T9">xCAT also runs some basic scripts to do default node configuration. <text:s/>You can see what default scripts xCAT will run by looking at the “</text:span></text:span><text:span text:style-name="_20_Char"><text:span text:style-name="T12">xcatdefaults</text:span></text:span><text:span text:style-name="_20_Char"><text:span text:style-name="T9">” entry in the xCAT “postscripts” database table. ( I.e. Run “</text:span></text:span><text:span text:style-name="_20_Char"><text:span text:style-name="T12">tabdump postscripts</text:span></text:span><text:span text:style-name="_20_Char"><text:span text:style-name="T9">”.). <text:s/>You can change the “</text:span></text:span><text:span text:style-name="_20_Char"><text:span text:style-name="T12">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P30" text:outline-level="2">Operating system image management</text:h>
      <text:p text:style-name="P21"/>
      <text:p text:style-name="P21">xCAT for AIX includes support for managing different “flavors” of operating system images that may be used to deploy the cluster nodes. <text:s text:c="2"/>Each unique “flavor” is described in an xCAT “<text:span text:style-name="T2">osimage</text:span>” object definition. <text:s text:c="2"/>An <text:span text:style-name="T2">osimage</text:span> definition includes the information that xCAT needs to deploy a node. <text:s text:c="2"/></text:p>
      <text:p text:style-name="P21"/>
      <text:p text:style-name="P21">The specific contents of an <text:span text:style-name="T2">osimage</text:span> definition will vary depending on the type of OS image and how it will be deployed.</text:p>
      <text:p text:style-name="P21"/>
      <text:p text:style-name="P21">When dealing with AIX systems the xCAT <text:span text:style-name="T2">osimage</text:span> definition is typically created automatically when using xCAT commands (ex. <text:span text:style-name="T5">mknimimage</text:span>) to create the AIX/NIM resources that are needed to deploy the nodes. <text:s text:c="2"/>The definition may be modified, listed, and removed as needed using the xCAT <text:span text:style-name="T5">mkdef</text:span>. <text:span text:style-name="T5">chdef</text:span>, <text:span text:style-name="T5">lsdef</text:span>, and <text:span text:style-name="T5">rmdef</text:span> commands.</text:p>
      <text:p text:style-name="P21"/>
      <text:p text:style-name="P21">An <text:span text:style-name="T2">osimage</text:span> may be associated with multiple nodes. <text:s text:c="2"/>The “profile” attribute value for a node is set to the name of the <text:span text:style-name="T2">osimage</text:span> that will be used to deploy the node.</text:p>
      <text:p text:style-name="P21"/>
      <text:p text:style-name="Standard"><text:span text:style-name="T9">The </text:span><text:span text:style-name="T12">osimage</text:span><text:span text:style-name="T9"> definition is used by the relevant xCAT commands (ex. </text:span><text:span text:style-name="T13">mkdsklsnode</text:span><text:span text:style-name="T9">, </text:span><text:span text:style-name="T13">nimnodeset</text:span><text:span text:style-name="T9">) to automatically determine what setup must be done to deploy a node with the specified OS image.</text:span></text:p>
      <text:h text:style-name="P31" text:outline-level="2">Hardware discovery</text:h>
      <text:p text:style-name="P61">There are several xCAT commands that can be used to gather information about cluster hardware. </text:p>
      <text:p text:style-name="P77"/>
      <text:list text:style-name="L3">
        <text:list-item>
          <text:p text:style-name="P62"><text:soft-page-break/><text:span text:style-name="T4">rinv</text:span> <text:s/>- Retrieves hardware configuration information for a single or range of nodes and groups. </text:p>
        </text:list-item>
      </text:list>
      <text:p text:style-name="P108"/>
      <text:list text:style-name="L4">
        <text:list-item>
          <text:p text:style-name="P63"><text:span text:style-name="T4">rvitals</text:span> - Retrieves hardware vital information for a single or range of nodes and groups. </text:p>
        </text:list-item>
      </text:list>
      <text:p text:style-name="P105"/>
      <text:list text:style-name="L5">
        <text:list-item>
          <text:p text:style-name="P64"><text:span text:style-name="T4">lsslp</text:span> - Queries selected networked services information within the same subnet. If the HMC/IVM that you are interested in discovering is on the same subnet as your Management Node, you can run the <text:span text:style-name="T5">lsslp </text:span>to discover and add this hardware to the xCAT database. </text:p>
        </text:list-item>
      </text:list>
      <text:p text:style-name="P61"/>
      <text:p text:style-name="P1">Note that the dependent programs <text:span text:style-name="T5">slp_query</text:span> and <text:span text:style-name="T5">libslp_client.so </text:span>are compiled modules required to perform SLP broadcasts. These modules can be obtained by posting a request to the xCAT mailing list (please specify the target O/S in the request). </text:p>
      <text:p text:style-name="P108"/>
      <text:list text:style-name="L6">
        <text:list-item>
          <text:p text:style-name="P65"><text:span text:style-name="T4">rscan</text:span> - Collects node information from one or more hardware control points.</text:p>
        </text:list-item>
      </text:list>
      <text:p text:style-name="P108"/>
      <text:list text:style-name="L7">
        <text:list-item>
          <text:p text:style-name="P66"><text:span text:style-name="T4">getmacs</text:span> – Gathers adapter MAC information from cluster nodes.</text:p>
        </text:list-item>
      </text:list>
      <text:p text:style-name="P1">For example:</text:p>
      <text:p text:style-name="P1"/>
      <text:h text:style-name="P30" text:outline-level="2">LPAR management</text:h>
      <text:p text:style-name="P21">xCAT commands can be used to help manage the configuration of POWER 5 and POWER 6 logical partitions.</text:p>
      <text:p text:style-name="P21"/>
      <text:p text:style-name="P21">You can:</text:p>
      <text:list text:style-name="L8">
        <text:list-item>
          <text:p text:style-name="P45">Create new partition(s) with the same profile/resources as an existing partition. (See the <text:span text:style-name="T5">mkvm</text:span> command.)</text:p>
        </text:list-item>
        <text:list-item>
          <text:p text:style-name="P45">Duplicate all the partitions associated with one CEC in another CEC (with the same HMC). (See the <text:span text:style-name="T5">mkvm</text:span> command.)</text:p>
        </text:list-item>
        <text:list-item>
          <text:p text:style-name="P45">List partition profiles. (See the <text:span text:style-name="T5">lsvm</text:span> command.)</text:p>
        </text:list-item>
        <text:list-item>
          <text:p text:style-name="P45">Modify partition profiles. (See the <text:span text:style-name="T5">chvm</text:span> command.)</text:p>
        </text:list-item>
        <text:list-item>
          <text:p text:style-name="P45">Remove partitions. (See the <text:span text:style-name="T5">rmvm</text:span> command.)</text:p>
        </text:list-item>
        <text:list-item>
          <text:p text:style-name="P45">Automatically switch to a new partition profile when network booting a node using <text:span text:style-name="T5">rnetboot</text:span>. <text:s/></text:p>
        </text:list-item>
      </text:list>
      <text:p text:style-name="P21"/>
      <text:h text:style-name="P30" text:outline-level="2">Hardware control </text:h>
      <text:list text:style-name="L12">
        <text:list-header>
          <text:p text:style-name="P78">The following xCAT commands can be used to control cluster hardware. </text:p>
        </text:list-header>
      </text:list>
      <text:p text:style-name="P77"/>
      <text:list text:style-name="L13">
        <text:list-item>
          <text:p text:style-name="P82"><text:span text:style-name="List_20_Number_20_Char"><text:span text:style-name="T4">rnetboot</text:span></text:span><text:span text:style-name="List_20_Number_20_Char"> </text:span>– Initiate a network boot request on one or more cluster nodes.</text:p>
        </text:list-item>
      </text:list>
      <text:p text:style-name="P81"/>
      <text:list text:style-name="L14">
        <text:list-item>
          <text:p text:style-name="P83"><text:span text:style-name="T4">rpower</text:span> – Boots, resets, powers on and off, and queries node hardware, and devices.</text:p>
        </text:list-item>
      </text:list>
      <text:h text:style-name="P30" text:outline-level="2"><text:soft-page-break/>Remote console support</text:h>
      <text:p text:style-name="Text_20_body">You can open a remote console using the xCAT <text:span text:style-name="T4">rcons</text:span> command. <text:s/>This command requires that you have <text:span text:style-name="T5">conserver</text:span> installed and configured. <text:s/>To configure conserver, run the xCAT command:</text:p>
      <text:p text:style-name="P11"><text:tab/>makeconservercf</text:p>
      <text:p text:style-name="P10">Kill the conserver daemon if it is running, and restart it:</text:p>
      <text:p text:style-name="P11"><text:tab/>conserver &amp;</text:p>
      <text:p text:style-name="P10">(You may need to add /opt/freeware/bin and /opt/freeware/sbin to your PATH first).</text:p>
      <text:p text:style-name="P10">For example, to start a console for <text:span text:style-name="T2">node01</text:span>.</text:p>
      <text:p text:style-name="P12"><text:span text:style-name="T2"><text:tab/></text:span><text:span text:style-name="T12">rcons node01</text:span> <text:s/></text:p>
      <text:h text:style-name="Heading_20_2" text:outline-level="2">xCAT Notification and <text:bookmark-start text:name="_Ref180983260"/>Monitoring Plug-in Infrastructure</text:h>
      <text:p text:style-name="P53"/>
      <text:p text:style-name="P55">There are two monitoring infrastructures introduced in xCAT 2. The <text:span text:style-name="T3">xCAT Monitoring Plug-in Infrastructure</text:span> allows you to plug-in one or more third party monitoring software such as Ganglia, RMC, SNMP etc. to monitor the xCAT cluster. The <text:span text:style-name="T3">xCAT Notification Infrastructure</text:span> <text:s/>allows you to watch for the changes in xCAT database tables. <text:s/></text:p>
      <text:p text:style-name="P55"/>
      <text:p text:style-name="P55">See “<text:span text:style-name="T24">xCAT 2 Monitoring Howto” for details. ( </text:span><text:a xlink:type="simple" xlink:href="http://xcat.svn.sourceforge.net/svnroot/xcat/xcat-core/trunk/xCAT-client/share/doc/xCAT2-Monitoring.pdf"><text:span text:style-name="T24">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35">Set up an AIX system to use as an xCAT Management Node</text:p>
          <text:p text:style-name="P8"/>
        </text:list-item>
      </text:list>
      <text:list text:style-name="WW8Num27">
        <text:list-item>
          <text:p text:style-name="P143">Follow AIX documentation and procedures to install and configure the base AIX operating system. (Typically by using the product media.)<text:line-break/>You may also choose to use NIM from another cluster to initially install your xCAT management node. <text:s/>Remember to update your NIM resources appropriately (especially your resolv.conf resource),</text:p>
        </text:list-item>
        <text:list-item>
          <text:p text:style-name="P111">Apply the latest software updates and fixes.</text:p>
        </text:list-item>
        <text:list-item>
          <text:p text:style-name="P111">Install the latest versions of OpenSSL &amp; OpenSSH from the AIX Expansion Pack. <text:s text:c="2"/>This software can also be downloaded from the following sites.</text:p>
        </text:list-item>
      </text:list>
      <text:list text:style-name="WW8Num8" text:continue-numbering="true">
        <text:list-header>
          <text:p text:style-name="P32">OpenSSH: </text:p>
          <text:p text:style-name="P25"><text:a xlink:type="simple" xlink:href="http://sourceforge.net/projects/openssh-aix">http://sourceforge.net/projects/openssh-aix</text:a></text:p>
          <text:p text:style-name="P25"/>
          <text:p text:style-name="P33">OpenSSL:</text:p>
          <text:p text:style-name="P24"><text:soft-page-break/><text:a xlink:type="simple" xlink:href="https://www14.software.ibm.com/webapp/iwm/web/preLogin.do?source=aixbp">https://www14.software.ibm.com/webapp/iwm/web/preLogin.do?source=aixbp</text:a></text:p>
        </text:list-header>
      </text:list>
      <text:p text:style-name="P122"/>
      <text:p text:style-name="P23"><text:span text:style-name="T9">Since these are </text:span>installp<text:span text:style-name="T9"> file sets you should run </text:span>/usr/sbin/updtvpkg<text:span text:style-name="T9"> to make sure that the RPM reflection of what was installed by </text:span>installp<text:span text:style-name="T9"> is updated. This makes it possible for RPM packages with a dependency on OpenSSL to recognize that the dependency is satisfied.</text:span></text:p>
      <text:p text:style-name="P113"><text:span text:style-name="T5">NOTE</text:span>: <text:s/>For easier downloading without a web browser, you may want to download and install the <text:span text:style-name="T5">wget</text:span> tool from the AIX Toolkit for Linux. <text:s/></text:p>
      <text:p text:style-name="P123"/>
      <text:list text:style-name="WW8Num8" text:continue-numbering="true">
        <text:list-item>
          <text:p text:style-name="P35">Download and install the prerequisite Open Source Software (OSS)</text:p>
          <text:p text:style-name="P8"/>
        </text:list-item>
      </text:list>
      <text:list text:style-name="WW8Num28">
        <text:list-item>
          <text:p text:style-name="P124">Download the dep-aix.tar.gz <text:s/>tar file from <text:a xlink:type="simple" xlink:href="http://sourceforge.net/projects/xcat/"><text:span text:style-name="Internet_20_link">http://sourceforge.net/projects/xcat/</text:span></text:a><text:span text:style-name="T6"> </text:span>and copy it to a convenient location on your xCAT management node.</text:p>
        </text:list-item>
        <text:list-item>
          <text:p text:style-name="P124">Unwrap the tar file.</text:p>
        </text:list-item>
      </text:list>
      <text:list text:style-name="WW8Num8" text:continue-numbering="true">
        <text:list-header>
          <text:p text:style-name="P14">gunzip <text:s/>dep-aix.tar.gz</text:p>
          <text:p text:style-name="P14">tar –xvf <text:s/>dep-aix.tar.gz</text:p>
          <text:p text:style-name="P13"/>
        </text:list-header>
      </text:list>
      <text:list text:style-name="WW8Num28">
        <text:list-item text:start-value="1">
          <text:p text:style-name="P124">Read the README file.</text:p>
        </text:list-item>
        <text:list-item>
          <text:p text:style-name="P124">Run the <text:span text:style-name="T4">instoss</text:span> script (contained in the tar file) to install the OSS packages.</text:p>
        </text:list-item>
      </text:list>
      <text:list text:style-name="WW8Num8" text:continue-numbering="true">
        <text:list-header>
          <text:p text:style-name="P24"/>
        </text:list-header>
        <text:list-item>
          <text:p text:style-name="List_20_Number"><text:span text:style-name="T5">Verify that the following basic AIX services are configured and running:</text:span><text:line-break/></text:p>
        </text:list-item>
      </text:list>
      <text:list text:style-name="WW8Num28">
        <text:list-item text:start-value="1">
          <text:p text:style-name="P128">inetd</text:p>
        </text:list-item>
      </text:list>
      <text:p text:style-name="P131">inetd includes services such as telnet, ftp, bootp, and others. <text:s/>Edit the /etc/inetd.conf file to turn on all services that are needed. <text:s/>Ftp and bootp are required for pSeries node installations. <text:s/>Stop and restart the inetd service after any changes:</text:p>
      <text:p text:style-name="P137">stopsrc -s inetd</text:p>
      <text:p text:style-name="P137">startsrc -s inetd</text:p>
      <text:list text:style-name="WW8Num28">
        <text:list-item text:start-value="1">
          <text:p text:style-name="P128">NFS</text:p>
        </text:list-item>
      </text:list>
      <text:p text:style-name="P131">NFS is required for all NIM installs. <text:s/>Ensure the NFS daemons are running:</text:p>
      <text:p text:style-name="P137">lssrc -g nfs</text:p>
      <text:p text:style-name="P135">If any NFS services are inoperative, you can stop and restart the entire group of services:</text:p>
      <text:p text:style-name="P137">stopsrc -g nfs</text:p>
      <text:p text:style-name="P137">startsrc -g nfs</text:p>
      <text:p text:style-name="P135">There are other system services that NFS depends on such as inetd, portmap, biod, and others. <text:s/>A handy trouble-shooting guide listing the required services can be found at:</text:p>
      <text:p text:style-name="P142"><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28"><text:soft-page-break/>Name resolution</text:p>
        </text:list-item>
      </text:list>
      <text:p text:style-name="P131">Name resolution is required by xCAT. <text:s/>This cookbook assumes that you are using a simple /etc/hosts mechanism, but setting up DNS would also work. <text:s/>Make sure to verify and update the contents of both /etc/hosts (you may wish to use the xCAT <text:span text:style-name="T5">makehosts</text:span> command to do this after your nodes have been defined) and /etc/resolv.conf (for domain name and external name servers).</text:p>
      <text:p text:style-name="P131"/>
      <text:list text:style-name="WW8Num8" text:continue-numbering="true">
        <text:list-item>
          <text:p text:style-name="P35">Download and install the xCAT software.</text:p>
          <text:p text:style-name="P8"/>
        </text:list-item>
      </text:list>
      <text:list text:style-name="WW8Num14">
        <text:list-item>
          <text:p text:style-name="P114">Download the <text:span text:style-name="T1">core-aix.tar.gz </text:span><text:s/>tar file from <text:a xlink:type="simple" xlink:href="http://sourceforge.net/projects/xcat/"><text:span text:style-name="Internet_20_link">http://sourceforge.net/projects/xcat/</text:span></text:a><text:span text:style-name="T6"> </text:span>and copy it to a convenient location on your xCAT management node.</text:p>
        </text:list-item>
        <text:list-item>
          <text:p text:style-name="P114">Unwrap the xCAT tar file.</text:p>
        </text:list-item>
      </text:list>
      <text:list text:style-name="WW8Num8" text:continue-numbering="true">
        <text:list-header>
          <text:p text:style-name="P14">gunzip <text:s/>core-aix.tar.gz <text:s/></text:p>
          <text:p text:style-name="P14">tar –xvf <text:s/>core-aix.tar </text:p>
          <text:p text:style-name="P8"/>
        </text:list-header>
      </text:list>
      <text:list text:style-name="WW8Num14">
        <text:list-item text:start-value="1">
          <text:p text:style-name="P114">Run the <text:span text:style-name="T4">instxcat</text:span> script (contained in the tar file) to install the xCAT software. <text:s text:c="2"/>The post processing provided by the xCAT packages will perform some basic xCAT configuration. <text:s/>(This includes initializing the SQLite database and starting <text:span text:style-name="T4">xcatd</text:span> daemon processes.) </text:p>
        </text:list-item>
        <text:list-item>
          <text:p text:style-name="P117">Execute the system profile file to set the xCAT paths. This file was updated during the xCAT post install processing. </text:p>
        </text:list-item>
      </text:list>
      <text:p text:style-name="P26"><text:tab/><text:tab/>. <text:s/>/etc/profile</text:p>
      <text:list text:style-name="WW8Num14">
        <text:list-header>
          <text:p text:style-name="P117"/>
        </text:list-header>
      </text:list>
      <text:list text:style-name="WW8Num8" text:continue-numbering="true">
        <text:list-header>
          <text:p text:style-name="P7"/>
        </text:list-header>
        <text:list-item>
          <text:p text:style-name="P35">Verify the xCAT configuration.</text:p>
        </text:list-item>
      </text:list>
      <text:list text:style-name="WW8Num29">
        <text:list-item>
          <text:p text:style-name="P120">Run the “<text:span text:style-name="T1">lsdef –h</text:span>” to check if the xCAT daemon is working. <text:s/>If you get a correct response then you should be ok. <text:s/></text:p>
        </text:list-item>
      </text:list>
      <text:list text:style-name="WW8Num8" text:continue-numbering="true">
        <text:list-header>
          <text:p text:style-name="P7"/>
        </text:list-header>
      </text:list>
      <text:list text:style-name="WW8Num29">
        <text:list-item text:start-value="1">
          <text:p text:style-name="P120">Check to see if the initial xCAT definitions have been created. <text:s text:c="2"/>For example, you can run “<text:span text:style-name="T1">lsdef -t site -l</text:span>” to get a listing of the default site definition. <text:s text:c="2"/>You should see output similar to the following.</text:p>
        </text:list-item>
      </text:list>
      <text:list text:style-name="WW8Num8" text:continue-numbering="true">
        <text:list-header>
          <text:p text:style-name="P13">----------------------------------------------------------------</text:p>
          <text:p text:style-name="P14">Setting the name of the site definition to 'clustersite'.</text:p>
          <text:p text:style-name="P14"/>
          <text:p text:style-name="P14">Object name: clustersite</text:p>
          <text:p text:style-name="P14"><text:s text:c="4"/>domain=abc.foo.com</text:p>
          <text:p text:style-name="P14"><text:s text:c="4"/>installdir=/install</text:p>
          <text:p text:style-name="P14"><text:s text:c="4"/>tftpdir=/tftpboot</text:p>
          <text:p text:style-name="P14"><text:s text:c="4"/>master=7.104.46.27</text:p>
          <text:p text:style-name="P14"><text:s text:c="3"/><text:span text:style-name="T6"><text:s/></text:span><text:span text:style-name="T9">useSSHonAIX=no</text:span></text:p>
          <text:p text:style-name="P15"><text:s text:c="4"/>xcatdport=3001</text:p>
          <text:p text:style-name="P15"><text:s text:c="4"/>xcatiport=3002</text:p>
          <text:p text:style-name="P34"><text:tab/><text:tab/><text:tab/>----------------------------------------------------------------------</text:p>
        </text:list-header>
      </text:list>
      <text:p text:style-name="P119"/>
      <text:h text:style-name="P29" text:outline-level="1"><text:soft-page-break/><text:s/>xCAT on AIX How-Tos</text:h>
      <text:h text:style-name="P86"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86" text:outline-level="2">Booting AIX diskless nodes</text:h>
      <text:p text:style-name="P104"><text:a xlink:type="simple" xlink:href="http://xcat.svn.sourceforge.net/svnroot/xcat/xcat-core/trunk/xCAT-client/share/doc/xCAT2-Monitoring.pdf">http://xcat.svn.sourceforge.net/svnroot/xcat/xcat-core/trunk/xCAT-client/share/doc/xCAT2onAIXDiskless.pdf</text:a></text:p>
      <text:h text:style-name="P86" text:outline-level="2">Cloning AIX nodes (using an AIX mksysb image)</text:h>
      <text:p text:style-name="P54"/>
      <text:p text:style-name="Text_20_body"><text:a xlink:type="simple" xlink:href="http://xcat.svn.sourceforge.net/svnroot/xcat/xcat-core/trunk/xCAT-client/share/doc/xCAT2-Monitoring.pdf">http://xcat.svn.sourceforge.net/svnroot/xcat/xcat-core/trunk/xCAT-client/share/doc/xCAT2onAIXmksysb.pdf</text:a></text:p>
      <text:h text:style-name="P30" text:outline-level="2">Managing LPARs</text:h>
      <text:p text:style-name="P103"><text:a xlink:type="simple" xlink:href="http://xcat.svn.sourceforge.net/svnroot/xcat/xcat-core/trunk/xCAT-client/share/doc/xCAT2-Monitoring.pdf">http://xcat.svn.sourceforge.net/svnroot/xcat/xcat-core/trunk/xCAT-client/share/doc/xCAT2onAIXlpars.pdf</text:a></text:p>
      <text:h text:style-name="P29" text:outline-level="1">References</text:h>
      <text:list text:style-name="L15">
        <text:list-item>
          <text:p text:style-name="P97">xCAT man pages: <text:s/><text:a xlink:type="simple" xlink:href="http://xcat.sf.net/man1/xcat.1.html">http://xcat.sf.net/man1/xcat.1.html</text:a></text:p>
        </text:list-item>
        <text:list-item>
          <text:p text:style-name="P97">xCAT DB table descriptions: <text:a xlink:type="simple" xlink:href="http://xcat.sf.net/man5/xcatdb.5.html">http://xcat.sf.net/man5/xcatdb.5.html</text:a></text:p>
        </text:list-item>
        <text:list-item>
          <text:p text:style-name="P97">xCAT mailing list: <text:s/><text:a xlink:type="simple" xlink:href="http://xcat.org/mailman/listinfo/xcat-user">http://xcat.org/mailman/listinfo/xcat-user</text:a></text:p>
        </text:list-item>
        <text:list-item>
          <text:p text:style-name="P97">xCAT bugs: <text:s/><text:a xlink:type="simple" xlink:href="https://sourceforge.net/tracker/?group_id=208749&amp;atid=1006945">https://sourceforge.net/tracker/?group_id=208749&amp;atid=1006945</text:a></text:p>
        </text:list-item>
        <text:list-item>
          <text:p text:style-name="P97">xCAT feature requests: <text:s/><text:a xlink:type="simple" xlink:href="https://sourceforge.net/tracker/?group_id=208749&amp;atid=1006948">https://sourceforge.net/tracker/?group_id=208749&amp;atid=1006948</text:a></text:p>
        </text:list-item>
        <text:list-item>
          <text:p text:style-name="P97"><text:bookmark-end text:name="_Ref180983260"/>xCAT wiki: <text:s/><text:a xlink:type="simple" xlink:href="http://xcat.wiki.sourceforge.net/">http://xcat.wiki.sourceforge.net/</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2T11:08:58</dc:date>
    <meta:print-date>2008-06-16T08:25:03</meta:print-date>
    <meta:editing-cycles>143</meta:editing-cycles>
    <meta:editing-duration>P2DT10H59M43S</meta:editing-duration>
    <meta:user-defined meta:name="Info 1"/>
    <meta:user-defined meta:name="Info 2"/>
    <meta:user-defined meta:name="Info 3"/>
    <meta:user-defined meta:name="Info 4"/>
    <meta:document-statistic meta:table-count="0" meta:image-count="0" meta:object-count="0" meta:page-count="11" meta:paragraph-count="234" meta:word-count="3112" meta:character-count="19560"/>
  </office:meta>
</office:document-meta>
</file>